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2e0ae"/>
    </style:style>
    <style:style style:name="ce18" style:family="table-cell" style:parent-style-name="Default">
      <style:table-cell-properties fo:background-color="#f9a870"/>
    </style:style>
    <style:style style:name="ce19" style:family="table-cell" style:parent-style-name="Default">
      <style:table-cell-properties fo:background-color="#fedcc6"/>
    </style:style>
    <style:style style:name="ce22" style:family="table-cell" style:parent-style-name="Default">
      <style:table-cell-properties fo:background-color="#1b75bc"/>
    </style:style>
    <style:style style:name="ce24" style:family="table-cell" style:parent-style-name="Default">
      <style:table-cell-properties fo:background-color="#c7a0cb"/>
    </style:style>
    <style:style style:name="ce25" style:family="table-cell" style:parent-style-name="Default">
      <style:table-cell-properties fo:background-color="#dfcce4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test</text:p>
          </table:table-cell>
          <table:table-cell office:value-type="string" calcext:value-type="string">
            <text:p>7.11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3.5" calcext:value-type="float">
            <text:p>53.5</text:p>
          </table:table-cell>
          <table:table-cell table:style-name="ce14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ikitlearn MLP</text:p>
          </table:table-cell>
          <table:table-cell/>
          <table:table-cell table:style-name="ce14" table:number-columns-repeated="3"/>
          <table:table-cell table:style-name="ce14" office:value-type="string" calcext:value-type="string">
            <text:p>xforto00test 53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te <text:s text:c="6"/>4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t.sdc <text:s text:c="6"/>50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wpm_c <text:s text:c="4"/>4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ste <text:s text:c="6"/>35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forto00test 34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rand <text:s text:c="5"/>29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login00 <text:s text:c="4"/>7.50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string" calcext:value-type="string">
            <text:p>dt.ste <text:s text:c="6"/>42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wpm_c <text:s text:c="4"/>37.29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29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forto00test 19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14.1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10.59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16.11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xforto00test 56.00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te <text:s text:c="6"/>4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2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1.33" calcext:value-type="float">
            <text:p>31.33</text:p>
          </table:table-cell>
          <table:table-cell table:style-name="ce19" office:value-type="string" calcext:value-type="string">
            <text:p>dt.sdc <text:s text:c="6"/>48.7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ste <text:s text:c="6"/>4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wpm_c <text:s text:c="4"/>37.6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rand <text:s text:c="5"/>24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login00 <text:s text:c="4"/>1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dt.ste <text:s text:c="6"/>44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wpm_c <text:s text:c="4"/>36.8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3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forto00test 2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11.44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1.25" calcext:value-type="float">
            <text:p>21.25</text:p>
          </table:table-cell>
          <table:table-cell table:style-name="Default" office:value-type="string" calcext:value-type="string">
            <text:p>dt.ste <text:s text:c="6"/>45.83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4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dt.wpm_c <text:s text:c="4"/>39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sdc <text:s text:c="6"/>27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forto00test 21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rand <text:s text:c="5"/>9.2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login00 <text:s text:c="4"/>8.90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5.25" calcext:value-type="float">
            <text:p>35.25</text:p>
          </table:table-cell>
          <table:table-cell table:style-name="ce22" office:value-type="string" calcext:value-type="string">
            <text:p>dt.ste <text:s text:c="6"/>35.42 % winra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5</text:p>
          </table:table-cell>
          <table:table-cell/>
          <table:table-cell table:style-name="ce22" table:number-columns-repeated="3"/>
          <table:table-cell table:style-name="ce22" office:value-type="string" calcext:value-type="string">
            <text:p>xforto00test 3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wpm_c <text:s text:c="4"/>33.05 % winrate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sdc <text:s text:c="6"/>28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rand <text:s text:c="5"/>6.0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xlogin00 <text:s text:c="4"/>5.08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5.12.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1.75" calcext:value-type="float">
            <text:p>31.75</text:p>
          </table:table-cell>
          <table:table-cell table:style-name="ce24" office:value-type="string" calcext:value-type="string">
            <text:p>dt.ste <text:s text:c="6"/>4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1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<text:s text:c="4"/>30.9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6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5.51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1.5" calcext:value-type="float">
            <text:p>31.5</text:p>
          </table:table-cell>
          <table:table-cell table:style-name="ce25" office:value-type="string" calcext:value-type="string">
            <text:p>dt.ste <text:s text:c="6"/>43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wpm_c <text:s text:c="4"/>32.2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31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dc <text:s text:c="6"/>30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5.1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4.69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1.33" calcext:value-type="float">
            <text:p>31.33</text:p>
          </table:table-cell>
          <table:table-cell table:style-name="ce24" office:value-type="string" calcext:value-type="string">
            <text:p>dt.sdc <text:s text:c="6"/>52.8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<text:s text:c="4"/>46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te <text:s text:c="6"/>4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2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1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dt.sdc <text:s text:c="6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wpm_c <text:s text:c="4"/>49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te <text:s text:c="6"/>4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3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18.1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10.5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dt.wpm_c <text:s text:c="4"/>8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6"/>7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te <text:s text:c="6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5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9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dt.wpm_c <text:s text:c="4"/>7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dc <text:s text:c="6"/>6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te <text:s text:c="6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43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30.00 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2:37:02.75979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2-25T23:13:35.905721659</dc:date>
    <meta:editing-duration>PT7H3M52S</meta:editing-duration>
    <meta:editing-cycles>15</meta:editing-cycles>
    <meta:generator>LibreOffice/6.0.7.3$Linux_X86_64 LibreOffice_project/00m0$Build-3</meta:generator>
    <meta:document-statistic meta:table-count="1" meta:cell-count="231" meta:object-count="0"/>
  </office:meta>
</office:document-meta>
</file>